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39cm" loext:decorative="false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heads_20_1" draw:marker-end-width="0.379cm" draw:fill="solid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4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width="0.2cm" draw:marker-start="Arrow" draw:marker-start-width="0.5cm" draw:marker-end="Arrow" draw:marker-end-width="0.5cm" svg:stroke-linecap="butt" draw:textarea-vertical-align="middle" fo:padding-top="0.225cm" fo:padding-bottom="0.225cm" fo:padding-left="0.35cm" fo:padding-right="0.3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559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099cm" svg:height="21.96cm" svg:x="6.256cm" svg:y="10.544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Ob-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958cm" svg:height="4.939cm" svg:x="34.089cm" svg:y="11.926cm">
          <draw:glue-point draw:id="4" svg:x="2.175cm" svg:y="5.001cm"/>
          <text:p text:style-name="P2"><text:span text:style-name="T2">External 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675cm" svg:height="0.988cm" svg:x="16.561cm" svg:y="11.369cm">
          <draw:text-box>
            <text:p>txd</text:p>
          </draw:text-box>
        </draw:frame>
        <draw:frame draw:style-name="gr4" draw:text-style-name="P4" draw:layer="layout" svg:width="1.57cm" svg:height="0.988cm" svg:x="16.495cm" svg:y="12.541cm">
          <draw:text-box>
            <text:p>rxd</text:p>
          </draw:text-box>
        </draw:frame>
        <draw:frame draw:style-name="gr5" draw:text-style-name="P4" draw:layer="layout" svg:width="1.412cm" svg:height="0.988cm" svg:x="16.594cm" svg:y="14.978cm">
          <draw:text-box>
            <text:p>rts</text:p>
          </draw:text-box>
        </draw:frame>
        <draw:frame draw:style-name="gr6" draw:text-style-name="P4" draw:layer="layout" svg:width="1.439cm" svg:height="0.988cm" svg:x="16.548cm" svg:y="13.79cm">
          <draw:text-box>
            <text:p>cts</text:p>
          </draw:text-box>
        </draw:frame>
        <draw:line draw:style-name="gr7" draw:text-style-name="P5" draw:layer="layout" svg:x1="34.111cm" svg:y1="13.432cm" svg:x2="16.445cm" svg:y2="13.432cm">
          <text:p/>
        </draw:line>
        <draw:line draw:style-name="gr7" draw:text-style-name="P5" draw:layer="layout" svg:x1="34.098cm" svg:y1="14.694cm" svg:x2="16.432cm" svg:y2="14.694cm">
          <text:p/>
        </draw:line>
        <draw:line draw:style-name="gr7" draw:text-style-name="P5" draw:layer="layout" svg:x1="16.419cm" svg:y1="15.834cm" svg:x2="34.085cm" svg:y2="15.834cm">
          <text:p/>
        </draw:line>
        <draw:line draw:style-name="gr7" draw:text-style-name="P5" draw:layer="layout" svg:x1="16.432cm" svg:y1="12.455cm" svg:x2="34.098cm" svg:y2="12.455cm">
          <text:p/>
        </draw:line>
        <draw:custom-shape draw:style-name="gr8" draw:text-style-name="P3" draw:layer="layout" svg:width="8.958cm" svg:height="3.214cm" svg:x="34.16cm" svg:y="28.962cm">
          <draw:glue-point draw:id="4" svg:x="2.175cm" svg:y="5.001cm"/>
          <text:p text:style-name="P2"><text:span text:style-name="T2">Clock and Reset</text:span></text:p>
          <text:p text:style-name="P2"><text:span text:style-name="T2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446cm" svg:height="0.988cm" svg:x="17.051cm" svg:y="28.555cm">
          <draw:text-box>
            <text:p>clk</text:p>
          </draw:text-box>
        </draw:frame>
        <draw:frame draw:style-name="gr10" draw:text-style-name="P4" draw:layer="layout" svg:width="1.618cm" svg:height="0.988cm" svg:x="17.07cm" svg:y="29.764cm">
          <draw:text-box>
            <text:p>cke</text:p>
          </draw:text-box>
        </draw:frame>
        <draw:line draw:style-name="gr7" draw:text-style-name="P5" draw:layer="layout" svg:x1="34.125cm" svg:y1="29.553cm" svg:x2="16.459cm" svg:y2="29.553cm">
          <text:p/>
        </draw:line>
        <draw:line draw:style-name="gr7" draw:text-style-name="P5" draw:layer="layout" svg:x1="34.112cm" svg:y1="30.815cm" svg:x2="16.446cm" svg:y2="30.815cm">
          <text:p/>
        </draw:line>
        <draw:frame draw:style-name="gr11" draw:text-style-name="P7" draw:layer="layout" svg:width="4.769cm" svg:height="1.195cm" svg:x="23.426cm" svg:y="21.968cm">
          <draw:text-box>
            <text:p text:style-name="P6"><text:span text:style-name="T3">AXI Bus</text:span></text:p>
          </draw:text-box>
        </draw:frame>
        <draw:connector draw:style-name="gr12" draw:text-style-name="P8" draw:layer="layout" svg:x1="34.007cm" svg:y1="21.575cm" svg:x2="16.355cm" svg:y2="21.524cm" draw:start-shape="id1" draw:start-glue-point="3" draw:end-shape="id2" draw:end-glue-point="1" svg:d="M34007 21575h-8826v-51h-8826" svg:viewBox="0 0 17653 52">
          <text:p/>
        </draw:connector>
        <draw:custom-shape draw:style-name="gr2" draw:text-style-name="P3" xml:id="id1" draw:id="id1" draw:layer="layout" svg:width="8.958cm" svg:height="4.939cm" svg:x="34.007cm" svg:y="19.106cm">
          <draw:glue-point draw:id="4" svg:x="2.175cm" svg:y="5.001cm"/>
          <text:p text:style-name="P2"><text:span text:style-name="T2">External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059cm" svg:height="1.725cm" svg:x="17.084cm" svg:y="31.073cm">
          <draw:text-box>
            <text:p>arst</text:p>
          </draw:text-box>
        </draw:frame>
        <draw:line draw:style-name="gr7" draw:text-style-name="P5" draw:layer="layout" svg:x1="34.126cm" svg:y1="32.124cm" svg:x2="16.46cm" svg:y2="32.1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5T02:54:22.373433944</dc:date>
    <meta:editing-duration>PT19H25M29S</meta:editing-duration>
    <meta:editing-cycles>64</meta:editing-cycles>
    <meta:generator>LibreOffice/25.2.0.3$Linux_X86_64 LibreOffice_project/520$Build-3</meta:generator>
    <meta:document-statistic meta:object-count="20"/>
  </office:meta>
</office:document-meta>
</file>